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ff7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ation de l'application KDM-Business</text:p>
      <text:p text:style-name="Standard"/>
      <text:p text:style-name="Standard">Introduction :</text:p>
      <text:p text:style-name="Standard">KDM-Business est une application web de vente d'habits conçue pour offrir aux utilisateurs une expérience de shopping en ligne conviviale et pratique. Cette documentation technique fournit un aperçu de l'architecture de l'application, des technologies utilisées, des fonctionnalités principales et des instructions pour le déploiement.</text:p>
      <text:p text:style-name="Standard"/>
      <text:p text:style-name="Standard">Architecture de l'application :</text:p>
      <text:p text:style-name="Standard">L'application KDM-Business est basée sur une architecture client-serveur. Le backend est développé en Django, un framework web en Python, et utilise PostgreSQL comme base de données. Le frontend est développé en HTML, CSS, Sass, Bootstrap <text:span text:style-name="T1">et Jvascript</text:span> pour assurer une interface utilisateur attrayante et réactive. L'ensemble de l'application est conteneurisé à l'aide de Docker et est servi aux utilisateurs via un serveur web Nginx.</text:p>
      <text:p text:style-name="Standard"/>
      <text:p text:style-name="Standard">Fonctionnalités principales :</text:p>
      <text:p text:style-name="Standard">1. Inscription et connexion des utilisateurs : Les utilisateurs peuvent créer un compte, se connecter et gérer leur profil.</text:p>
      <text:p text:style-name="Standard">2. Parcourir et rechercher des vêtements : Les utilisateurs peuvent parcourir les vêtements par catégorie, marque, taille, etc.</text:p>
      <text:p text:style-name="Standard">3. Ajouter des articles au panier et passer une commande : Les utilisateurs peuvent ajouter des vêtements à leur panier et passer une commande en toute simplicité.</text:p>
      <text:p text:style-name="Standard">4. Gérer le profil utilisateur et les informations de livraison : Les utilisateurs peuvent gérer leur profil et leurs informations de livraison.</text:p>
      <text:p text:style-name="Standard">5. Gestion des stocks et des commandes côté administrateur : Les administrateurs peuvent gérer les stocks de vêtements et les commandes des utilisateurs.</text:p>
      <text:p text:style-name="Standard"/>
      <text:p text:style-name="Standard">Technologies utilisées :</text:p>
      <text:p text:style-name="Standard">- Backend : Django</text:p>
      <text:p text:style-name="Standard">- Frontend : HTML, CSS, Sass, Bootstrap, <text:span text:style-name="T1">Javascrip</text:span></text:p>
      <text:p text:style-name="Standard">- Base de données : PostgreSQL</text:p>
      <text:p text:style-name="Standard">- Conteneurisation : Docker</text:p>
      <text:p text:style-name="Standard">- Serveur web : Nginx</text:p>
      <text:p text:style-name="Standard"/>
      <text:p text:style-name="Standard">Déploiement :</text:p>
      <text:p text:style-name="Standard">L'application KDM-Business peut être déployée dans un environnement conteneurisé à l'aide de Docker. Une fois les conteneurs configurés, l'application peut être servie aux utilisateurs via un serveur web Nginx.</text:p>
      <text:p text:style-name="Standard"/>
      <text:p text:style-name="Standard">Conclusion :</text:p>
      <text:p text:style-name="Standard">L'application KDM-Business offre une plateforme de vente d'habits en ligne robuste et conviviale, grâce à son architecture bien pensée, ses technologies modernes et ses fonctionnalités complètes. Cette documentation technique fournit un aperçu complet de l'application et de son déploiement.</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22:39:16.417499596</meta:creation-date>
    <dc:date>2023-11-14T23:00:12.063734961</dc:date>
    <meta:editing-duration>PT20M56S</meta:editing-duration>
    <meta:editing-cycles>1</meta:editing-cycles>
    <meta:document-statistic meta:table-count="0" meta:image-count="0" meta:object-count="0" meta:page-count="1" meta:paragraph-count="21" meta:word-count="332" meta:character-count="2292" meta:non-whitespace-character-count="1981"/>
    <meta:generator>LibreOffice/7.5.7.1$Linux_X86_64 LibreOffice_project/50$Build-1</meta:generator>
  </office:meta>
</office:document-meta>
</file>